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hauu...</text:p>
          </table:table-cell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wait... are you sure you're all right?</text:p>
          </table:table-cell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ertainly don't look healthy.</text:p>
          </table:table-cell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 office:value-type="string">
            <text:p>If you're in bad physical shape, just say so.</text:p>
          </table:table-cell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t so much that, but... uu...</text:p>
          </table:table-cell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Wait, does she need the bathroom...?)</text:p>
          </table:table-cell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 office:value-type="string">
            <text:p>(But that can't be right... she doesn't need to
hold it in thanks to that fancy suit.)</text:p>
          </table:table-cell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well... are you in pain...?</text:p>
          </table:table-cell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 office:value-type="string">
            <text:p>I wonder if your body hasn't gotten used
to this planet's environment, or something...</text:p>
          </table:table-cell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ight, it kinda feels like Thaaat...</text:p>
          </table:table-cell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it would be quite careless to
keep walking...</text:p>
          </table:table-cell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a breather?</text:p>
          </table:table-cell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, Thaaaanks!</text:p>
          </table:table-cell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 office:value-type="string">
            <text:p>I don't need to rest one bit, so l-let's...
hurry...!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 office:value-type="string">
            <text:p>(I gotta pee... I gotta Peee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 office:value-type="string">
            <text:p>(B-But... I won't make it... to a toilet...)</text:p>
          </table:table-cell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 office:value-type="string">
            <text:p>Uwah... huu... uu...</text:p>
          </table:table-cell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 office:value-type="string">
            <text:p>(M-My belly... hurts so Muuuch...!)</text:p>
          </table:table-cell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 office:value-type="string">
            <text:p>(Hurry, hurry...!)</text:p>
          </table:table-cell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re clearly in an abnormal state.</text:p>
          </table:table-cell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 office:value-type="string">
            <text:p>We're taking a break.</text:p>
          </table:table-cell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, th-that's not... hauu...!</text:p>
          </table:table-cell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 just so happens to be a freshwater
spring right over there.</text:p>
          </table:table-cell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 office:value-type="string">
            <text:p>Let's go and take a short breather. We're
all worried about you, okay?</text:p>
          </table:table-cell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waagh... i-if I have to waste precious
time like that, I-I'll never make Iiit!)</text:p>
          </table:table-cell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 office:value-type="string">
            <text:p>(Wh-Wh-Wh-What do I Dooo...?!)</text:p>
          </table:table-cell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a break</text:p>
          </table:table-cell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 break</text:p>
          </table:table-cell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f I turn them down now... everyone will
find out that I've been holding it Iiin...!)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 office:value-type="string">
            <text:p>O-Okay, then... l-let's rest for a little
Whiiile...</text:p>
          </table:table-cell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, good choice!</text:p>
          </table:table-cell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pring is just over that way. Steady...</text:p>
          </table:table-cell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-I'll totally wet my panties if I waste
anymore Tiiime!!)</text:p>
          </table:table-cell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 office:value-type="string">
            <text:p>I'm fine... really, I'm fine...</text:p>
          </table:table-cell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 office:value-type="string">
            <text:p>Let's hurry up... let's go, Alreadyyy...!</text:p>
          </table:table-cell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uld it be that...?</text:p>
          </table:table-cell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ir up here makes you ill?</text:p>
          </table:table-cell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 office:value-type="string">
            <text:p>Perhaps it's something about your alien
body that we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-Th...</text:p>
          </table:table-cell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 office:value-type="string">
            <text:p>That's Iiit!! Spot-Ooon!! The air up here
is like poison to Meee!!</text:p>
          </table:table-cell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 office:value-type="string">
            <text:p>S-So let's hurry up and get down from this
Mountaaain!!</text:p>
          </table:table-cell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 office:value-type="string">
            <text:p>Let's Gooo!! C'mon, let's Gooo!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at's true, then we don't have a moment
to lose, Reguma-kun! Let's get out of here!!</text:p>
          </table:table-cell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ertain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